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color="#000000" style:font-name="Monospace" fo:font-size="10pt" style:font-name-asian="Monospace" style:font-size-asian="10pt" style:font-name-complex="Monospace" style:font-size-complex="10pt"/>
    </style:style>
    <style:style style:name="P5" style:family="paragraph" style:parent-style-name="Text_20_body">
      <style:paragraph-properties fo:text-align="justify" style:justify-single-word="false"/>
    </style:style>
    <style:style style:name="P6" style:family="paragraph" style:parent-style-name="Heading">
      <style:paragraph-properties fo:text-align="center" style:justify-single-word="false"/>
      <style:text-properties fo:font-size="20pt" style:font-size-asian="17.5pt" style:font-size-complex="20pt"/>
    </style:style>
    <style:style style:name="P7" style:family="paragraph" style:parent-style-name="Text_20_body">
      <style:paragraph-properties fo:text-align="center" style:justify-single-word="false"/>
      <style:text-properties fo:font-size="20pt" style:font-size-asian="17.5pt" style:font-size-complex="20pt"/>
    </style:style>
    <style:style style:name="P8" style:family="paragraph" style:parent-style-name="Heading_20_2">
      <style:text-properties fo:font-weight="normal" style:font-weight-asian="normal" style:font-weight-complex="normal"/>
    </style:style>
    <style:style style:name="P9" style:family="paragraph" style:parent-style-name="Heading_20_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Liberation Serif"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V &amp; V</text:p>
      <text:p text:style-name="P7">TP1 : Système de ventes aux enchères</text:p>
      <text:p text:style-name="P7">Marc Douchement – Raphaël Chevallier - M2_GL</text:p>
      <text:h text:style-name="Heading_20_1" text:outline-level="1">Tests unitaires</text:h>
      <text:p text:style-name="P5">Dans un premier temps, pour <text:span text:style-name="T1">chaque classe</text:span>, tous les tests possibles <text:span text:style-name="T3">sans l'utilisation de mock</text:span> ont été faits. Cela nous a permit d'accroître nos solutions de tests avec ces classes partiellement ou entièrement testées.</text:p>
      <text:h text:style-name="P8" text:outline-level="2">Moderator</text:h>
      <text:p text:style-name="Text_20_body"><text:span text:style-name="T2">Cette classe a permis de tester la classe abstraite </text:span><text:span text:style-name="T1">Person</text:span><text:span text:style-name="T2">.</text:span></text:p>
      <text:p text:style-name="P1">Aucune erreur trouvée.</text:p>
      <text:h text:style-name="P8" text:outline-level="2">Bid</text:h>
      <text:p text:style-name="Text_20_body">Modification du constructeur pour <text:span text:style-name="T1">setter auction</text:span>.</text:p>
      <text:p text:style-name="P1">Aucune erreur trouvée.</text:p>
      <text:h text:style-name="P8" text:outline-level="2">Auction</text:h>
      <text:p text:style-name="P3">Les classes Auction et User ont été testées unitairement en parallèle.</text:p>
      <text:p text:style-name="P1"/>
      <text:p text:style-name="Text_20_body"><text:span text:style-name="T2">Modification de la méthode </text:span><text:span text:style-name="T5">Auction.getBidHistory()</text:span><text:span text:style-name="T2">. La ligne « </text:span><text:span text:style-name="T5">result.append(b);</text:span><text:span text:style-name="T2"> » a été décommentée.</text:span></text:p>
      <text:p text:style-name="Text_20_body"><text:span text:style-name="T2">La méthode </text:span><text:span text:style-name="T5">Auction.getJoinedUsers()</text:span><text:span text:style-name="T6"> sera testée avec les méthodes des classes contenues dans package </text:span><text:span text:style-name="T5">auction.states.</text:span></text:p>
      <text:p text:style-name="P2"><text:span text:style-name="T2">Les « accesseurs » </text:span><text:span text:style-name="T5">Auction.join(..), Auction.leave(..), Auction.open(..), Auction.cancelAuction(..), Auction.close(..)</text:span><text:span text:style-name="T2"> ne seront pas testées car ils ne font qu'appeler d'autres méthodes.</text:span></text:p>
      <text:p text:style-name="P1">Aucune erreur trouvée.</text:p>
      <text:h text:style-name="P8" text:outline-level="2">User</text:h>
      <text:p text:style-name="P1">Cette classe a permis de tester la classe abstraite <text:span text:style-name="T1">Person</text:span>.</text:p>
      <text:p text:style-name="P1">Test de la méthode <text:span text:style-name="T4">User.getJoinedAuctions()</text:span> via <text:span text:style-name="T4">Auction.getSeller()</text:span> de la classe <text:span text:style-name="T1">Auction</text:span>.</text:p>
      <text:p text:style-name="P1">Aucune erreur trouvée.</text:p>
      <text:h text:style-name="P8" text:outline-level="2">Message</text:h>
      <text:p text:style-name="P1">Aucune erreur trouvée.</text:p>
      <text:h text:style-name="P8" text:outline-level="2">AuctionFactory</text:h>
      <text:p text:style-name="P1">Modification des méthodes <text:span text:style-name="T4">createAuction()</text:span> et <text:span text:style-name="T4">createReserveAuction()</text:span> afin quelles retournent le <text:soft-page-break/>type correcte, à savoir <text:span text:style-name="T4">Autcion</text:span> et <text:span text:style-name="T4">ReserveAuction</text:span> et non la valeur <text:span text:style-name="T4">null</text:span>.</text:p>
      <text:h text:style-name="P8" text:outline-level="2">Account</text:h>
      <text:p text:style-name="Text_20_body"><text:span text:style-name="T2">Modification de la méthode </text:span><text:span text:style-name="T5">freeCredit(..)</text:span><text:span text:style-name="T2"> <text:s/>afin quelle retourne le crédit actuel de l’utilisateur en enlevant ses offres courrantes et non le montant de sa dernière enchère.</text:span></text:p>
      <text:p text:style-name="P4"><text:span text:style-name="T5">freeCredit -= a.getMaxBid().getAmount();</text:span><text:span text:style-name="T7"> au lieu de </text:span><text:span text:style-name="T5">freeCredit = </text:span><text:span text:style-name="T5">a.getMaxBid().getAmount();</text:span></text:p>
      <text:p text:style-name="P1">Aucune erreur trouvée.</text:p>
      <text:h text:style-name="P8" text:outline-level="2">Auction.states</text:h>
      <text:p text:style-name="Text_20_body"><text:span text:style-name="T2">Aucune erreur n'a été trouvée dans les méthodes des classes du package </text:span><text:span text:style-name="T1">auction.states</text:span><text:span text:style-name="T2">.</text:span></text:p>
      <text:h text:style-name="P9" text:outline-level="1">Tests avec création de stubs</text:h>
      <text:h text:style-name="P8" text:outline-level="2">Bid</text:h>
      <text:p text:style-name="Text_20_body">Création d'un stub <text:span text:style-name="T1">auctionMock</text:span> de type <text:span text:style-name="T1">Auction</text:span> pour tester la méthode <text:span text:style-name="T4">B</text:span><text:span text:style-name="T5">id.getAuction()</text:span>.</text:p>
      <text:p text:style-name="P1">Aucune erreur trouvée.</text:p>
      <text:h text:style-name="P8" text:outline-level="2">Message</text:h>
      <text:p text:style-name="Text_20_body"><text:span text:style-name="T2">Création d'un </text:span><text:span text:style-name="T1">bulletinBoardMock</text:span><text:span text:style-name="T2"> de type </text:span><text:span text:style-name="T1">BulletinBoard</text:span><text:span text:style-name="T2"> pour tester la méthode </text:span><text:span text:style-name="T5">Message.getBulletinBoard()</text:span><text:span text:style-name="T2">.</text:span></text:p>
      <text:p text:style-name="P1">Aucune erreur trouvée.</text:p>
      <text:h text:style-name="P9" text:outline-level="1">Tests avec des classes validées par l'utilisation de mock</text:h>
      <text:h text:style-name="P8" text:outline-level="2">User</text:h>
      <text:p text:style-name="Text_20_body"><text:span text:style-name="T2">Test de la méthode </text:span><text:span text:style-name="T5">User.getBids()</text:span><text:span text:style-name="T2"> grâce à la classe </text:span><text:span text:style-name="T1">Bid</text:span><text:span text:style-name="T2">.</text:span></text:p>
      <text:h text:style-name="P8" text:outline-level="2">BulletinBoard</text:h>
      <text:p text:style-name="Text_20_body"><text:span text:style-name="T2">Tous les </text:span><text:span text:style-name="T1">tests</text:span><text:span text:style-name="T2"> de cette classe </text:span><text:span text:style-name="T1">requiert</text:span><text:span text:style-name="T2"> que la classe </text:span><text:span text:style-name="T1">Message</text:span><text:span text:style-name="T2"> soit intégralement testée.</text:span></text:p>
      <text:p text:style-name="P1">Aucune erreur trouvée.</text:p>
      <text:h text:style-name="Heading_20_1" text:outline-level="1">Conclusion</text:h>
      <text:p text:style-name="P5">Les classes métiers du logiciel ont été testées dans un ordre spécifique, en fonction de l’intégration des fonctionnalités du logiciel. Cependant, comme aucune spécifications n’ont été fournies, les méthodes fonctionnelles ont été testées d’après notre compréhension personnelle et subjective du fonctionnement du logiciel. Grâce à des spécifications fournies par le client, nous aurions pu procéder à des tests en nous abstrayant de la mise en œuvre, permettant ainsi de valider que les méthodes implémentées répondaient bien aux spécifications de conception de l’application. De plus, les tests effectués permettront de valider la non régression de l’application au fur et à mesure de l’ajout de nouvelles fonctionnalit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1T14:54:02</meta:creation-date>
    <dc:date>2012-10-02T18:06:04</dc:date>
    <meta:editing-duration>PT6H57M3S</meta:editing-duration>
    <meta:editing-cycles>50</meta:editing-cycles>
    <meta:generator>LibreOffice/3.5$Linux_X86_64 LibreOffice_project/350m1$Build-2</meta:generator>
    <meta:document-statistic meta:table-count="0" meta:image-count="0" meta:object-count="0" meta:page-count="2" meta:paragraph-count="46" meta:word-count="440" meta:character-count="2878" meta:non-whitespace-character-count="2669"/>
  </office:meta>
</office:document-meta>
</file>